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inherit" svg:font-family="inherit"/>
    <style:font-face style:name="open sans" svg:font-family="'open sans'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529cm" fo:orphans="2" fo:widows="2" fo:text-indent="0cm" style:auto-text-indent="false" fo:padding="0cm" fo:border="none"/>
      <style:text-properties fo:font-variant="normal" fo:text-transform="none" fo:color="#29303b" style:font-name="open sans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529cm" fo:orphans="2" fo:widows="2" fo:text-indent="0cm" style:auto-text-indent="false" fo:padding-left="0.106cm" fo:padding-right="0.106cm" fo:padding-top="0.053cm" fo:padding-bottom="0.053cm" fo:border="0.002cm solid #dedfe0"/>
    </style:style>
    <style:style style:name="P3" style:family="paragraph" style:parent-style-name="Standard">
      <style:paragraph-properties fo:margin-left="0cm" fo:margin-right="0cm" fo:margin-top="0cm" fo:margin-bottom="0.635cm" fo:line-height="128%" fo:orphans="2" fo:widows="2" fo:text-indent="0cm" style:auto-text-indent="false"/>
      <style:text-properties fo:font-variant="normal" fo:text-transform="none" fo:color="#29303b" style:font-name="open sans" fo:font-size="27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.265cm" fo:line-height="143%" fo:orphans="2" fo:widows="2" fo:text-indent="0cm" style:auto-text-indent="false" fo:padding="0cm" fo:border="none"/>
      <style:text-properties fo:font-variant="normal" fo:text-transform="none" fo:color="#505763" style:font-name="Monaco" fo:font-size="9pt" fo:letter-spacing="normal" fo:font-style="normal" fo:font-weight="normal"/>
    </style:style>
    <style:style style:name="P5" style:family="paragraph" style:parent-style-name="Heading_20_4">
      <style:paragraph-properties fo:margin-top="0.265cm" fo:margin-bottom="0.265cm" fo:line-height="110%" fo:orphans="2" fo:widows="2" fo:padding="0cm" fo:border="none"/>
    </style:style>
    <style:style style:name="T1" style:family="text">
      <style:text-properties fo:color="#29303b"/>
    </style:style>
    <style:style style:name="T2" style:family="text">
      <style:text-properties fo:font-variant="normal" fo:text-transform="none" fo:color="#29303b" style:font-name="open sans" fo:font-size="13.5pt" fo:letter-spacing="normal" fo:font-style="normal" fo:font-weight="normal"/>
    </style:style>
    <style:style style:name="T3" style:family="text">
      <style:text-properties fo:font-variant="normal" fo:text-transform="none" fo:color="#29303b" style:font-name="open sans" fo:font-size="13.5pt" fo:letter-spacing="normal" fo:font-style="normal" fo:font-weight="bold"/>
    </style:style>
    <style:style style:name="T4" style:family="text">
      <style:text-properties fo:font-variant="normal" fo:text-transform="none" fo:color="#29303b" style:font-name="inherit" fo:font-size="18pt" fo:letter-spacing="normal" fo:font-style="normal" fo:font-weight="bold"/>
    </style:style>
    <style:style style:name="T5" style:family="text">
      <style:text-properties fo:font-variant="normal" fo:text-transform="none" fo:color="#ec5252" style:font-name="Menlo" fo:font-size="12pt" fo:letter-spacing="normal" fo:font-style="normal" fo:font-weight="normal" fo:background-color="#f2f3f5"/>
    </style:style>
    <style:style style:name="T6" style:family="text">
      <style:text-properties fo:color="#b35a1b"/>
    </style:style>
    <style:style style:name="T7" style:family="text">
      <style:text-properties fo:color="#46c28e"/>
    </style:style>
    <style:style style:name="T8" style:family="text">
      <style:text-properties fo:color="#cacb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sing Query Parameters &amp; the Fragment</text:p>
      <text:p text:style-name="P2"><text:span text:style-name="T2">You learned how to extract route parameters (=&gt; </text:span><text:span text:style-name="Source_20_Text"><text:span text:style-name="T5">:id</text:span></text:span><text:span text:style-name="T2">  etc). </text:span></text:p>
      <text:p text:style-name="P2"><text:span text:style-name="T2">But how do you extract </text:span><text:span text:style-name="Strong_20_Emphasis"><text:span text:style-name="T3">search</text:span></text:span><text:span text:style-name="T2"> (also referred to as "</text:span><text:span text:style-name="Strong_20_Emphasis"><text:span text:style-name="T3">query</text:span></text:span><text:span text:style-name="T2">") </text:span><text:span text:style-name="Strong_20_Emphasis"><text:span text:style-name="T3">parameters </text:span></text:span><text:span text:style-name="T2">(=&gt; </text:span><text:span text:style-name="Source_20_Text"><text:span text:style-name="T5">?something=somevalue</text:span></text:span><text:span text:style-name="T2">  at the end of the URL)? How do you extract the </text:span><text:span text:style-name="Strong_20_Emphasis"><text:span text:style-name="T3">fragment</text:span></text:span><text:span text:style-name="T2"> (=&gt; </text:span><text:span text:style-name="Source_20_Text"><text:span text:style-name="T5">#something</text:span></text:span><text:span text:style-name="T2">  at the end of the URL)?</text:span></text:p>
      <text:h text:style-name="P5" text:outline-level="4"><text:span text:style-name="Strong_20_Emphasis"><text:span text:style-name="T4">Query Params:</text:span></text:span></text:h>
      <text:p text:style-name="P1">You can pass them easily like this:</text:p>
      <text:p text:style-name="P2"><text:span text:style-name="Source_20_Text"><text:span text:style-name="T5">&lt;Link to="/my-path?start=5"&gt;Go to Start&lt;/Link&gt;</text:span></text:span><text:span text:style-name="T2"> </text:span></text:p>
      <text:p text:style-name="P1">or</text:p>
      <text:p text:style-name="P4"><text:span text:style-name="T6">&lt;Link</text:span><text:span text:style-name="T1"> <text:s text:c="4"/>to=</text:span><text:span text:style-name="T7">{‌{</text:span><text:span text:style-name="T1"> <text:s text:c="7"/>pathname: </text:span><text:span text:style-name="T7">'/my-path'</text:span><text:span text:style-name="T1">, <text:s text:c="7"/>search: </text:span><text:span text:style-name="T7">'?start=5'</text:span><text:span text:style-name="T1"> <text:s text:c="3"/>}} <text:s text:c="3"/></text:span><text:span text:style-name="T6">&gt;</text:span><text:span text:style-name="T1">Go to Start</text:span><text:span text:style-name="T6">&lt;/Link&gt;</text:span></text:p>
      <text:p text:style-name="P2"><text:span text:style-name="T2">React router makes it easy to get access to the search string: </text:span><text:span text:style-name="Source_20_Text"><text:span text:style-name="T5">props.location.search</text:span></text:span><text:span text:style-name="T2"> .</text:span></text:p>
      <text:p text:style-name="P2"><text:span text:style-name="T2">But that will only give you something like </text:span><text:span text:style-name="Source_20_Text"><text:span text:style-name="T5">?start=5</text:span></text:span><text:span text:style-name="T2"> </text:span></text:p>
      <text:p text:style-name="P2"><text:span text:style-name="T2">You probably want to get the key-value pair, without the </text:span><text:span text:style-name="Source_20_Text"><text:span text:style-name="T5">?</text:span></text:span><text:span text:style-name="T2">  and the </text:span><text:span text:style-name="Source_20_Text"><text:span text:style-name="T5">=</text:span></text:span><text:span text:style-name="T2"> . Here's a snippet which allows you to easily extract that information:</text:span></text:p>
      <text:p text:style-name="P4"><text:span text:style-name="T1">componentDidMount() { <text:s text:c="3"/></text:span><text:span text:style-name="T6">const</text:span><text:span text:style-name="T1"> query = </text:span><text:span text:style-name="T6">new</text:span><text:span text:style-name="T1"> URLSearchParams(</text:span><text:span text:style-name="T6">this</text:span><text:span text:style-name="T1">.props.location.search); <text:s text:c="3"/></text:span><text:span text:style-name="T6">for</text:span><text:span text:style-name="T1"> (</text:span><text:span text:style-name="T6">let</text:span><text:span text:style-name="T1"> param of query.entries()) { <text:s text:c="7"/>console.log(param); </text:span><text:span text:style-name="T8">// yields ['start', '5']</text:span><text:span text:style-name="T1"> <text:s text:c="3"/>}}</text:span></text:p>
      <text:p text:style-name="P2"><text:span text:style-name="Source_20_Text"><text:span text:style-name="T5">URLSearchParams</text:span></text:span><text:span text:style-name="T2">  is a built-in object, shipping with vanilla JavaScript. It returns an object, which exposes the </text:span><text:span text:style-name="Source_20_Text"><text:span text:style-name="T5">entries()</text:span></text:span><text:span text:style-name="T2">  method. </text:span><text:span text:style-name="Source_20_Text"><text:span text:style-name="T5">entries()</text:span></text:span><text:span text:style-name="T2">  returns an Iterator - basically a construct which can be used in a </text:span><text:span text:style-name="Source_20_Text"><text:span text:style-name="T5">for...of...</text:span></text:span><text:span text:style-name="T2">  loop (as shown above).</text:span></text:p>
      <text:p text:style-name="P2"><text:span text:style-name="T2">When looping through </text:span><text:span text:style-name="Source_20_Text"><text:span text:style-name="T5">query.entries()</text:span></text:span><text:span text:style-name="T2"> , you get </text:span><text:span text:style-name="Strong_20_Emphasis"><text:span text:style-name="T3">arrays</text:span></text:span><text:span text:style-name="T2"> where the first element is the </text:span><text:span text:style-name="Strong_20_Emphasis"><text:span text:style-name="T3">key name</text:span></text:span><text:span text:style-name="T2"> (e.g. </text:span><text:span text:style-name="Source_20_Text"><text:span text:style-name="T5">start</text:span></text:span><text:span text:style-name="T2"> ) and the second element is the assigned </text:span><text:span text:style-name="Strong_20_Emphasis"><text:span text:style-name="T3">value</text:span></text:span><text:span text:style-name="T2"> (e.g. </text:span><text:span text:style-name="Source_20_Text"><text:span text:style-name="T5">5</text:span></text:span><text:span text:style-name="T2"> ).</text:span></text:p>
      <text:h text:style-name="P5" text:outline-level="4"><text:soft-page-break/><text:span text:style-name="Strong_20_Emphasis"><text:span text:style-name="T4">Fragment:</text:span></text:span></text:h>
      <text:p text:style-name="P1">You can pass it easily like this:</text:p>
      <text:p text:style-name="P2"><text:span text:style-name="Source_20_Text"><text:span text:style-name="T5">&lt;Link to="/my-path#start-position"&gt;Go to Start&lt;/Link&gt;</text:span></text:span><text:span text:style-name="T2"> </text:span></text:p>
      <text:p text:style-name="P1">or</text:p>
      <text:p text:style-name="P4"><text:span text:style-name="T6">&lt;Link</text:span><text:span text:style-name="T1"> <text:s text:c="4"/>to=</text:span><text:span text:style-name="T7">{‌{</text:span><text:span text:style-name="T1"> <text:s text:c="7"/>pathname: </text:span><text:span text:style-name="T7">'/my-path'</text:span><text:span text:style-name="T1">, <text:s text:c="7"/>hash: </text:span><text:span text:style-name="T7">'start-position'</text:span><text:span text:style-name="T1"> <text:s text:c="3"/>}} <text:s text:c="3"/></text:span><text:span text:style-name="T6">&gt;</text:span><text:span text:style-name="T1">Go to Start</text:span><text:span text:style-name="T6">&lt;/Link&gt;</text:span></text:p>
      <text:p text:style-name="P2"><text:span text:style-name="T2">React router makes it easy to extract the fragment. You can simply access </text:span><text:span text:style-name="Source_20_Text"><text:span text:style-name="T5">props.location.hash</text:span></text:span><text:span text:style-name="T2"> 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inherit" svg:font-family="inherit"/>
    <style:font-face style:name="open sans" svg:font-family="'open sans', 'helvetica neue'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Uberna</meta:initial-creator>
    <meta:creation-date>2020-02-08T21:13:20.83</meta:creation-date>
    <meta:document-statistic meta:table-count="0" meta:image-count="0" meta:object-count="0" meta:page-count="2" meta:paragraph-count="20" meta:word-count="247" meta:character-count="1656"/>
    <dc:date>2020-02-08T21:14:08.23</dc:date>
    <dc:creator>Maciej Uberna</dc:creator>
    <meta:editing-duration>PT48S</meta:editing-duration>
    <meta:editing-cycles>1</meta:editing-cycles>
    <meta:generator>OpenOffice/4.1.4$Win32 OpenOffice.org_project/414m5$Build-9788</meta:generator>
  </office:meta>
</office:document-meta>
</file>